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dia/image1.png" manifest:media-type="image/png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o1" style:family="table-column">
      <style:table-column-properties fo:break-before="auto" style:column-width="3.79236111111111cm" style:use-optimal-column-width="true"/>
    </style:style>
    <style:style style:name="co2" style:family="table-column">
      <style:table-column-properties fo:break-before="auto" style:column-width="3.88055555555556cm" style:use-optimal-column-width="true"/>
    </style:style>
    <style:style style:name="co3" style:family="table-column">
      <style:table-column-properties fo:break-before="auto" style:column-width="2.91041666666667cm" style:use-optimal-column-width="true"/>
    </style:style>
    <style:style style:name="co4" style:family="table-column">
      <style:table-column-properties fo:break-before="auto" style:column-width="0.352777777777778cm" style:use-optimal-column-width="true"/>
    </style:style>
    <style:style style:name="co5" style:family="table-column">
      <style:table-column-properties fo:break-before="auto" style:column-width="0.546805555555556cm" style:use-optimal-column-width="true"/>
    </style:style>
    <style:style style:name="co6" style:family="table-column">
      <style:table-column-properties fo:break-before="auto" style:column-width="1.07597222222222cm" style:use-optimal-column-width="true"/>
    </style:style>
    <style:style style:name="co7" style:family="table-column">
      <style:table-column-properties fo:break-before="auto" style:column-width="2.27541666666667cm" style:use-optimal-column-width="true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raphique1">
        <table:shapes>
          <draw:frame draw:z-index="1" draw:id="id0" draw:style-name="a0" draw:name="Graphique 1" svg:x="0in" svg:y="0in" svg:width="10.17361in" svg:height="6.6493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number-columns-repeated="63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08" table:default-cell-style-name="ce1"/>
        <table:table-row table:style-name="ro1">
          <table:table-cell table:number-columns-repeated="3"/>
          <table:table-cell table:style-name="ce1">
            <draw:frame draw:z-index="2" draw:id="id2" draw:style-name="a2" draw:name="Graphique 3" svg:x="0.10069in" svg:y="0.11111in" svg:width="5in" svg:height="3.0069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3">
            <text:p>age</text:p>
          </table:table-cell>
          <table:table-cell office:value-type="string" table:style-name="ce1">
            <text:p>(Plusieurs éléments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Étiquettes de lignes</text:p>
          </table:table-cell>
          <table:table-cell office:value-type="string" table:style-name="ce1">
            <text:p>Nombre de nom</text:p>
          </table:table-cell>
          <table:table-cell table:number-columns-repeated="16382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98" table:style-name="ce2">
            <text:p>98</text:p>
          </table:table-cell>
          <table:table-cell table:number-columns-repeated="16382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3" table:style-name="ce2">
            <text:p>3</text:p>
          </table:table-cell>
          <table:table-cell table:number-columns-repeated="16382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1" table:style-name="ce2">
            <text:p>11</text:p>
          </table:table-cell>
          <table:table-cell table:number-columns-repeated="16382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84" table:style-name="ce2">
            <text:p>84</text:p>
          </table:table-cell>
          <table:table-cell table:number-columns-repeated="1638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95" table:style-name="ce2">
            <text:p>95</text:p>
          </table:table-cell>
          <table:table-cell table:number-columns-repeated="1638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8" table:style-name="ce2">
            <text:p>18</text:p>
          </table:table-cell>
          <table:table-cell table:number-columns-repeated="16382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31" table:style-name="ce2">
            <text:p>31</text:p>
          </table:table-cell>
          <table:table-cell table:number-columns-repeated="16382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46" table:style-name="ce2">
            <text:p>4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otal général</text:p>
          </table:table-cell>
          <table:table-cell office:value-type="float" office:value="193" table:style-name="ce2">
            <text:p>193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3" draw:id="id3" draw:style-name="a3" draw:name="Graphique 5" svg:x="0.02431in" svg:y="0.13194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89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1" draw:style-name="a1" draw:name="Graphique 2" svg:x="0.92708in" svg:y="0.09722in" svg:width="5.687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470" table:style-name="ro1">
          <table:table-cell table:number-columns-repeated="16384"/>
        </table:table-row>
      </table:table>
      <table:table table:name="titanic" table:style-name="ta1">
        <table:table-column table:style-name="co8" table:number-columns-repeated="16384" table:default-cell-style-name="ce1"/>
        <table:table-row table:style-name="ro1">
          <table:table-cell office:value-type="string" table:style-name="ce1">
            <text:p>classe</text:p>
          </table:table-cell>
          <table:table-cell office:value-type="string" table:style-name="ce1">
            <text:p>survie</text:p>
          </table:table-cell>
          <table:table-cell office:value-type="string" table:style-name="ce1">
            <text:p>nom</text:p>
          </table:table-cell>
          <table:table-cell office:value-type="string" table:style-name="ce1">
            <text:p>sex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tarif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len, Miss. Elisabeth Walton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211" table:style-name="ce1">
            <text:p>21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lison, Master. Hudson Trevo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2" table:style-name="ce1">
            <text:p>15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lison, Miss. Helen Lorain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2" table:style-name="ce1">
            <text:p>15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lison, Mr. Hudson Joshua Creighton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52" table:style-name="ce1">
            <text:p>15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lison, Mrs. Hudson Bessie Waldo Daniels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152" table:style-name="ce1">
            <text:p>15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derson, Mr. Harry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drews, Miss. Kornelia Theodosia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ndrews, Mr. Thomas Jr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ppleton, Mrs. Edward Dale (Charlotte Lamson)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rtagaveytia, Mr. Ramon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stor, Col. John Jacob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228" table:style-name="ce1">
            <text:p>22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tor, Mrs. John Jacob (Madeleine Talmadge Force)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228" table:style-name="ce1">
            <text:p>22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bart, Mme. Leontine Pauline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9" table:style-name="ce1">
            <text:p>6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rber, Miss. Ellen "Nellie"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79" table:style-name="ce1">
            <text:p>7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rkworth, Mr. Algernon Henry Wilson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umann, Mr. John 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xter, Mr. Quigg Edmond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xter, Mrs. James (Helene DeLaudeniere Chaput)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248" table:style-name="ce1">
            <text:p>24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zzani, Miss. Albina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76" table:style-name="ce1">
            <text:p>7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ttie, Mr. Thomson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ckwith, Mr. Richard Leonard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ckwith, Mrs. Richard Leonard (Sallie Monypeny)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hr, Mr. Karl Howell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idois, Miss. Rosalie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228" table:style-name="ce1">
            <text:p>22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ird, Miss. Ellen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222" table:style-name="ce1">
            <text:p>22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irnbaum, Mr. Jakob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ishop, Mr. Dickinson H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91" table:style-name="ce1">
            <text:p>9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ishop, Mrs. Dickinson Helen Walton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91" table:style-name="ce1">
            <text:p>9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issette, Miss. Amelia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136" table:style-name="ce1">
            <text:p>13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jornstrom-Steffansson, Mr. Mauritz Hakan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well, Mr. Stephen Weart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nk, Mr. Henry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nnell, Miss. Caroline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65" table:style-name="ce1">
            <text:p>16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nnell, Miss. Elizabeth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rebank, Mr. John James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wen, Miss. Grace Scott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262" table:style-name="ce1">
            <text:p>26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werman, Miss. Elsie Edith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55" table:style-name="ce1">
            <text:p>5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adley, Mr. George ("George Arthur Brayton")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ady, Mr. John Bertram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andeis, Mr. Emil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ewe, Dr. Arthur Jackso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own, Mrs. James Joseph (Margaret Tobin)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own, Mrs. John Murray (Caroline Lane Lamson)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cknell, Mrs. William Robert (Emma Eliza Ward)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float" office:value="76" table:style-name="ce1">
            <text:p>7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rns, Miss. Elizabeth Margaret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135" table:style-name="ce1">
            <text:p>13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utt, Major. Archibald Willingham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irns, Mr. Alexande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lderhead, Mr. Edward Pennington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ndee, Mrs. Edward (Helen Churchill Hungerford)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deza, Mr. Thomas Drake Martinez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512" table:style-name="ce1">
            <text:p>51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deza, Mrs. James Warburton Martinez (Charlotte Wardle Drake)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office:value-type="float" office:value="512" table:style-name="ce1">
            <text:p>51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rlsson, Mr. Frans Olof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rrau, Mr. Francisco M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rrau, Mr. Jose Pedro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ter, Master. William Thornton II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20" table:style-name="ce1">
            <text:p>12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ter, Miss. Lucile Polk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ter, Mr. William Ernest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20" table:style-name="ce1">
            <text:p>12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ter, Mrs. William Ernest (Lucile Polk)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120" table:style-name="ce1">
            <text:p>12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se, Mr. Howard Brown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ssebeer, Mrs. Henry Arthur Jr (Eleanor Genevieve Fosdick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vendish, Mr. Tyrell William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79" table:style-name="ce1">
            <text:p>7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vendish, Mrs. Tyrell William (Julia Florence Siegel)</text:p>
          </table:table-cell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office:value-type="float" office:value="79" table:style-name="ce1">
            <text:p>7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affee, Mr. Herbert Fuller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61" table:style-name="ce1">
            <text:p>6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ffee, Mrs. Herbert Fuller (Carrie Constance Toogood)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mbers, Mr. Norman Campbell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mbers, Mrs. Norman Campbell (Bertha Griggs)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udanson, Miss. Victorine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262" table:style-name="ce1">
            <text:p>26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rry, Miss. Gladys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vre, Mr. Paul Romaine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bnall, Mrs. (Edith Martha Bowerman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isholm, Mr. Roderick Robert Crispi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lark, Mr. Walter Miller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37" table:style-name="ce1">
            <text:p>13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rk, Mrs. Walter Miller (Virginia McDowell)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137" table:style-name="ce1">
            <text:p>13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eaver, Miss. Alice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52" table:style-name="ce1">
            <text:p>15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lifford, Mr. George Quincy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lley, Mr. Edward Pomeroy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mpton, Miss. Sara Rebecca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83" table:style-name="ce1">
            <text:p>8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pton, Mr. Alexander Taylor Jr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83" table:style-name="ce1">
            <text:p>8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mpton, Mrs. Alexander Taylor (Mary Eliza Ingersoll)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83" table:style-name="ce1">
            <text:p>8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nell, Mrs. Robert Clifford (Malvina Helen Lamson)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afton, Mr. John Bertra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osby, Capt. Edward Gifford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osby, Miss. Harriet R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71" table:style-name="ce1">
            <text:p>7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osby, Mrs. Edward Gifford (Catherine Elizabeth Halstead)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umings, Mr. John Bradley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71" table:style-name="ce1">
            <text:p>7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mings, Mrs. John Bradley (Florence Briggs Thayer)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71" table:style-name="ce1">
            <text:p>7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ly, Mr. Peter Denis<text:s/>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niel, Mr. Robert Williams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niels, Miss. Sarah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152" table:style-name="ce1">
            <text:p>15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avidson, Mr. Thornton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vidson, Mrs. Thornton (Orian Hays)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ick, Mr. Albert Adrian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ick, Mrs. Albert Adrian (Vera Gillespie)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57" table:style-name="ce1">
            <text:p>5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dge, Dr. Washington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82" table:style-name="ce1">
            <text:p>8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dge, Master. Washington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82" table:style-name="ce1">
            <text:p>8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dge, Mrs. Washington (Ruth Vidaver)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float" office:value="82" table:style-name="ce1">
            <text:p>8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ouglas, Mr. Walter Donald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06" table:style-name="ce1">
            <text:p>10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uglas, Mrs. Frederick Charles (Mary Helene Baxter)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248" table:style-name="ce1">
            <text:p>24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uglas, Mrs. Walter Donald (Mahala Dutton)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106" table:style-name="ce1">
            <text:p>10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ff Gordon, Lady. (Lucille Christiana Sutherland) ("Mrs Morgan")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ff Gordon, Sir. Cosmo Edmund ("Mr Morgan")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ulles, Mr. William Crothers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arnshaw, Mrs. Boulton (Olive Potter)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83" table:style-name="ce1">
            <text:p>8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dres, Miss. Caroline Louise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228" table:style-name="ce1">
            <text:p>22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ustis, Miss. Elizabeth Mussey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vans, Miss. Edith Corse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rthing, Mr. Joh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egenheim, Mrs. Alfred (Antoinette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eming, Miss. Margare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ynn, Mr. John Irwin ("Irving")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oreman, Mr. Benjamin Laventall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tune, Miss. Alice Elizabeth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263" table:style-name="ce1">
            <text:p>26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tune, Miss. Ethel Flora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263" table:style-name="ce1">
            <text:p>26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tune, Miss. Mabel Helen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263" table:style-name="ce1">
            <text:p>26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ortune, Mr. Charles Alexander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63" table:style-name="ce1">
            <text:p>26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ortune, Mr. Mark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263" table:style-name="ce1">
            <text:p>26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tune, Mrs. Mark (Mary McDougald)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float" office:value="263" table:style-name="ce1">
            <text:p>26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ncatelli, Miss. Laura Mabel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57" table:style-name="ce1">
            <text:p>5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anklin, Mr. Thomas Parha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uenthal, Dr. Henry William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34" table:style-name="ce1">
            <text:p>13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uenthal, Mr. Isaac Gerald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uenthal, Mrs. Henry William (Clara Heinsheimer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olicher, Miss. Hedwig Margaritha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olicher-Stehli, Mr. Maxmillian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79" table:style-name="ce1">
            <text:p>7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olicher-Stehli, Mrs. Maxmillian (Margaretha Emerentia Stehli)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79" table:style-name="ce1">
            <text:p>7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y, Mr. Richar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utrelle, Mr. Jacques Heath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utrelle, Mrs. Jacques Heath (Lily May Peel)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ee, Mr. Arthur H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iger, Miss. Amalie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212" table:style-name="ce1">
            <text:p>21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bson, Miss. Dorothy Winifred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59" table:style-name="ce1">
            <text:p>5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bson, Mrs. Leonard (Pauline C Boeson)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59" table:style-name="ce1">
            <text:p>5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iglio, Mr. Victor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ldenberg, Mr. Samuel L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89" table:style-name="ce1">
            <text:p>8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ldenberg, Mrs. Samuel L (Edwiga Grabowska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9" table:style-name="ce1">
            <text:p>8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schmidt, Mr. George B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cie, Col. Archibald IV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ham, Miss. Margaret Edith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aham, Mr. George Edward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153" table:style-name="ce1">
            <text:p>15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ham, Mrs. William Thompson (Edith Junkins)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office:value-type="float" office:value="153" table:style-name="ce1">
            <text:p>15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field, Mr. William Bertram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63" table:style-name="ce1">
            <text:p>6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field, Mrs. Leo David (Blanche Strouse)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ggenheim, Mr. Benjamin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79" table:style-name="ce1">
            <text:p>7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der, Mr. George Achilles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55" table:style-name="ce1">
            <text:p>5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der, Mrs. George Achilles (Dorothy Annan)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55" table:style-name="ce1">
            <text:p>5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per, Mr. Henry Sleeper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per, Mrs. Henry Sleeper (Myna Haxtun)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rrington, Mr. Charles 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rris, Mr. Henry Birkhardt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83" table:style-name="ce1">
            <text:p>8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ris, Mrs. Henry Birkhardt (Irene Wallach)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83" table:style-name="ce1">
            <text:p>8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rrison, Mr. William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ssab, Mr. Hammad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wksford, Mr. Walter Jame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ys, Miss. Margaret Bechstein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83" table:style-name="ce1">
            <text:p>8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ys, Mr. Charles Melville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94" table:style-name="ce1">
            <text:p>9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ys, Mrs. Charles Melville (Clara Jennings Gregg)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float" office:value="94" table:style-name="ce1">
            <text:p>9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d, Mr. Christopher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lliard, Mr. Herbert Henry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pkins, Mr. William Edward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ppach, Miss. Jean Gertrude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58" table:style-name="ce1">
            <text:p>5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ppach, Mrs. Louis Albert (Ida Sophia Fischer)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geboom, Mrs. John C (Anna Andrews)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olverson, Mr. Alexander Oskar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lverson, Mrs. Alexander Oskar (Mary Aline Towner)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er, Mr. Harry ("Mr E Haven")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yt, Mr. Frederick Maxfield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90" table:style-name="ce1">
            <text:p>9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oyt, Mr. William Fishe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yt, Mrs. Frederick Maxfield (Jane Anne Forby)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90" table:style-name="ce1">
            <text:p>9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card, Miss. Amelie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80" table:style-name="ce1">
            <text:p>8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sham, Miss. Ann Elizabeth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smay, Mr. Joseph Bruce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nes, Mr. Charles Cresson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ulian, Mr. Henry Forbes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eeping, Mr. Edwin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212" table:style-name="ce1">
            <text:p>21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ent, Mr. Edward Austin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enyon, Mr. Frederick R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nyon, Mrs. Frederick R (Marion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mball, Mr. Edwin Nelson Jr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mball, Mrs. Edwin Nelson Jr (Gertrude Parsons)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laber, Mr. Herma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reuchen, Miss. Emilie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211" table:style-name="ce1">
            <text:p>21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ader, Dr. Alice (Farnham)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Roy, Miss. Bertha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surer, Mr. Gustave J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512" table:style-name="ce1">
            <text:p>51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wy, Mr. Ervin G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ndeberg-Lind, Mr. Erik Gustaf ("Mr Edward Lingrey")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ndstrom, Mrs. Carl Johan (Sigrid Posse)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nes, Miss. Mary Conover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nes, Mrs. Ernest H (Elizabeth Lindsey James)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ng, Mr. Milton Clyde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ngley, Miss. Gretchen Fiske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ring, Mr. Joseph Holland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urette, Miss. Elise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office:value-type="float" office:value="147" table:style-name="ce1">
            <text:p>14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dill, Miss. Georgette Alexandra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11" table:style-name="ce1">
            <text:p>21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guire, Mr. John Edward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ioni, Miss. Roberta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echal, Mr. Pierr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vin, Mr. Daniel Warner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vin, Mrs. Daniel Warner (Mary Graham Carmichael Farquarson)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ne, Mlle. Berthe Antonine ("Mrs de Villiers")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cCaffry, Mr. Thomas Francis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cCarthy, Mr. Timothy J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cGough, Mr. James Robert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eyer, Mr. Edgar Joseph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82" table:style-name="ce1">
            <text:p>8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yer, Mrs. Edgar Joseph (Leila Saks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llet, Mr. Francis Davis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nahan, Dr. William Edward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90" table:style-name="ce1">
            <text:p>9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nahan, Miss. Daisy E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90" table:style-name="ce1">
            <text:p>9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nahan, Mrs. William Edward (Lillian E Thorpe)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90" table:style-name="ce1">
            <text:p>9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ck, Mr. Philipp Edmund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58" table:style-name="ce1">
            <text:p>5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olson, Mr. Harry Markland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oore, Mr. Clarence Bloomfield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tsch, Mr. Charles H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well, Miss. Madeleine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113" table:style-name="ce1">
            <text:p>11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well, Miss. Marjorie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113" table:style-name="ce1">
            <text:p>11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ewell, Mr. Arthur Webster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float" office:value="113" table:style-name="ce1">
            <text:p>11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wsom, Miss. Helen Monypeny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icholson, Mr. Arthur Ernest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iva y Ocana, Dona. Fermina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109" table:style-name="ce1">
            <text:p>10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mont, Mr. Alfred Fernan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stby, Miss. Helene Ragnhild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62" table:style-name="ce1">
            <text:p>6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stby, Mr. Engelhart Cornelius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62" table:style-name="ce1">
            <text:p>6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vies y Rodriguez, Mr. Servando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r, Mr. William Henry Mars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ner, Mr. Austen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yne, Mr. Vivian Ponsonby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94" table:style-name="ce1">
            <text:p>9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ars, Mr. Thomas Clinton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67" table:style-name="ce1">
            <text:p>6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ars, Mrs. Thomas (Edith Wearne)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67" table:style-name="ce1">
            <text:p>6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nasco y Castellana, Mr. Victor de Satode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09" table:style-name="ce1">
            <text:p>10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nasco y Castellana, Mrs. Victor de Satode (Maria Josefa Perez de Soto y Vallejo)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09" table:style-name="ce1">
            <text:p>10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reault, Miss. Anne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94" table:style-name="ce1">
            <text:p>9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uchen, Major. Arthur Godfrey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ter, Mr. Walter Chamberlain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tter, Mrs. Thomas Jr (Lily Alexenia Wilson)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83" table:style-name="ce1">
            <text:p>8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uchlin, Jonkheer. John George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heims, Mr. George Alexander Lucie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inghini, Mr. Sante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36" table:style-name="ce1">
            <text:p>13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bbins, Mr. Victo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bert, Mrs. Edward Scott (Elisabeth Walton McMillan)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211" table:style-name="ce1">
            <text:p>21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ebling, Mr. Washington Augustus II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maine, Mr. Charles Hallace ("Mr C Rolmane")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od, Mr. Hugh Rosco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senbaum, Miss. Edith Louise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senshine, Mr. George ("Mr George Thorne")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79" table:style-name="ce1">
            <text:p>7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ss, Mr. John Hugo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thes, the Countess. of (Lucy Noel Martha Dyer-Edwards)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thschild, Mr. Martin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59" table:style-name="ce1">
            <text:p>5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thschild, Mrs. Martin (Elizabeth L. Barrett)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float" office:value="59" table:style-name="ce1">
            <text:p>5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we, Mr. Alfred G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yerson, Master. John Borie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62" table:style-name="ce1">
            <text:p>26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yerson, Miss. Emily Borie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262" table:style-name="ce1">
            <text:p>26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yerson, Miss. Susan Parker "Suzette"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262" table:style-name="ce1">
            <text:p>26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yerson, Mr. Arthur Larned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office:value-type="float" office:value="262" table:style-name="ce1">
            <text:p>26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yerson, Mrs. Arthur Larned (Emily Maria Borie)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262" table:style-name="ce1">
            <text:p>26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alfeld, Mr. Adolph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gesser, Mlle. Emma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9" table:style-name="ce1">
            <text:p>6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omon, Mr. Abraham 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chabert, Mrs. Paul (Emma Mock)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repeca, Miss. Augusta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ward, Mr. Frederic Kimber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utes, Miss. Elizabeth W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53" table:style-name="ce1">
            <text:p>15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lverthorne, Mr. Spencer Victor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lvey, Mr. William Baird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56" table:style-name="ce1">
            <text:p>5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lvey, Mrs. William Baird (Alice Munger)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onius-Blumer, Col. Oberst Alfons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loper, Mr. William Thompson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mart, Mr. John Montgomery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mith, Mr. James Clinch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mith, Mr. Lucien Philip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mith, Mr. Richard Willia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ith, Mrs. Lucien Philip (Mary Eloise Hughes)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nyder, Mr. John Pillsbury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82" table:style-name="ce1">
            <text:p>8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nyder, Mrs. John Pillsbury (Nelle Stevenson)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82" table:style-name="ce1">
            <text:p>8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edden, Master. Robert Douglas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35" table:style-name="ce1">
            <text:p>13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edden, Mr. Frederic Oakley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35" table:style-name="ce1">
            <text:p>13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edden, Mrs. Frederic Oakley (Margaretta Corning Stone)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35" table:style-name="ce1">
            <text:p>13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pencer, Mr. William Augustus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147" table:style-name="ce1">
            <text:p>14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encer, Mrs. William Augustus (Marie Eugenie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ahelin-Maeglin, Dr. Max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ead, Mr. William Thomas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engel, Mr. Charles Emil Henry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engel, Mrs. Charles Emil Henry (Annie May Morris)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55" table:style-name="ce1">
            <text:p>5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ephenson, Mrs. Walter Bertram (Martha Eustis)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ewart, Mr. Albert 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one, Mrs. George Nelson (Martha Evelyn)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80" table:style-name="ce1">
            <text:p>8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raus, Mr. Isidor</text:p>
          </table:table-cell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office:value-type="float" office:value="222" table:style-name="ce1">
            <text:p>22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raus, Mrs. Isidor (Rosalie Ida Blun)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222" table:style-name="ce1">
            <text:p>22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tton, Mr. Frederick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wift, Mrs. Frederick Joel (Margaret Welles Barron)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ussig, Miss. Ruth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ussig, Mr. Emil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ussig, Mrs. Emil (Tillie Mandelbaum)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80" table:style-name="ce1">
            <text:p>8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ylor, Mr. Elmer Zebley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ylor, Mrs. Elmer Zebley (Juliet Cummins Wright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hayer, Mr. John Borland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111" table:style-name="ce1">
            <text:p>11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ayer, Mr. John Borland Jr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11" table:style-name="ce1">
            <text:p>11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ayer, Mrs. John Borland (Marian Longstreth Morris)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111" table:style-name="ce1">
            <text:p>11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orne, Mrs. Gertrude Maybell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9" table:style-name="ce1">
            <text:p>7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cker, Mr. Gilbert Milligan Jr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ruchurtu, Don. Manuel E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n der hoef, Mr. Wyckoff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lker, Mr. William Anderson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ard, Miss. Anna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512" table:style-name="ce1">
            <text:p>51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rren, Mr. Frank Manley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arren, Mrs. Frank Manley (Anna Sophia Atkinson)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ir, Col. John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, Mr. Percival Wayland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ite, Mr. Richard Frasar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, Mrs. John Stuart (Ella Holmes)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136" table:style-name="ce1">
            <text:p>13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ck, Miss. Mary Natalie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165" table:style-name="ce1">
            <text:p>16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ck, Mr. George Dennick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165" table:style-name="ce1">
            <text:p>16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ck, Mrs. George Dennick (Mary Hitchcock)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165" table:style-name="ce1">
            <text:p>16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dener, Mr. George Dunton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12" table:style-name="ce1">
            <text:p>21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dener, Mr. Harry Elkins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212" table:style-name="ce1">
            <text:p>21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dener, Mrs. George Dunton (Eleanor Elkins)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212" table:style-name="ce1">
            <text:p>212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llard, Miss. Constance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lliams, Mr. Charles Duane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lliams, Mr. Richard Norris II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61" table:style-name="ce1">
            <text:p>6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lliams-Lambert, Mr. Fletcher Fellow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lson, Miss. Helen Alice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135" table:style-name="ce1">
            <text:p>13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oolner, Mr. Hug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right, Mr. George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oung, Miss. Marie Grice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136" table:style-name="ce1">
            <text:p>13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belson, Mr. Samuel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elson, Mrs. Samuel (Hannah Wizosky)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dworth, Mr. Charles Augustus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ndrew, Mr. Edgardo Samuel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ndrew, Mr. Frank Thomas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ngle, Mr. William A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gle, Mrs. William A (Florence "Mary" Agnes Hughes)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shby, Mr. John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iley, Mr. Percy Andrew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imbrigge, Mr. Charles Robert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ll, Mrs. (Ada E Hall)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nfield, Mr. Frederick James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teman, Rev. Robert James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ne, Mr. Edward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ne, Mrs. Edward (Ethel Clarke)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uchamp, Mr. Henry James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cker, Master. Richard 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cker, Miss. Marion Louis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cker, Miss. Ruth Elizabeth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cker, Mrs. Allen Oliver (Nellie E Baumgardner)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esley, Mr. Lawrence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ntham, Miss. Lilian W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rriman, Mr. William John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tsford, Mr. William Hull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wenur, Mr. Solomon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acken, Mr. James H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own, Miss. Amelia "Mildred"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own, Miss. Edith Eileen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own, Mr. Thomas William Solomon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own, Mrs. Thomas William Solomon (Elizabeth Catherine Ford)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yhl, Miss. Dagmar Jenny Ingeborg<text:s/>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yhl, Mr. Kurt Arnold Gottfrid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ss, Miss. Kate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utler, Mr. Reginald Fenton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yles, Rev. Thomas Roussel Davids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ystrom, Mrs. (Karolina)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ldwell, Master. Alden Gat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ldwell, Mr. Albert Francis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ldwell, Mrs. Albert Francis (Sylvia Mae Harbaugh)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meron, Miss. Clear Annie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mpbell, Mr. Willia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rbines, Mr. William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rter, Mrs. Ernest Courtenay (Lilian Hughes)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rter, Rev. Ernest Courtenay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apman, Mr. Charles Henry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apman, Mr. John Henry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apman, Mrs. John Henry (Sara Elizabeth Lawry)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risty, Miss. Julie Rachel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risty, Mrs. (Alice Frances)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larke, Mr. Charles Valentine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rke, Mrs. Charles V (Ada Maria Winfield)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leridge, Mr. Reginald Charles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llander, Mr. Erik Gustaf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llett, Mr. Sidney C Stuart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llyer, Miss. Marjorie "Lottie"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llyer, Mr. Harvey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llyer, Mrs. Harvey (Charlotte Annie Tate)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ok, Mrs. (Selena Rogers)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bett, Mrs. Walter H (Irene Colvin)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ey, Mrs. Percy C (Mary Phyllis Elizabeth Miller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tterill, Mr. Henry "Harry"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unningham, Mr. Alfred Fleming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vies, Master. John Morgan Jr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avies, Mr. Charles Henry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74" table:style-name="ce1">
            <text:p>7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vies, Mrs. John Morgan (Elizabeth Agnes Mary White)<text:s/>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vis, Miss. Mary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 Brito, Mr. Jose Joaquim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con, Mr. Percy William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74" table:style-name="ce1">
            <text:p>7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l Carlo, Mr. Sebastiano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l Carlo, Mrs. Sebastiano (Argenia Genovesi)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nbury, Mr. Herbert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bden, Mr. William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74" table:style-name="ce1">
            <text:p>7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ling, Miss. Elsie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ling, Mrs. John T (Ada Julia Bone)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ownton, Mr. William James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ew, Master. Marshall Brines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rew, Mr. James Vivian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ew, Mrs. James Vivian (Lulu Thorne Christian)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ran y More, Miss. Asuncion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ran y More, Miss. Florentina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itemiller, Mr. George Floyd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nander, Mr. Ingvar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hlstrom, Mr. Arne Jonas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unthorpe, Mr. Harry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nthorpe, Mrs. Lizzie (Elizabeth Anne Wilkinson)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illbrook, Mr. Joseph Charles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ox, Mr. Stanley Hubert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ost, Mr. Anthony Wood "Archie"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unk, Miss. Annie Clemmer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ynney, Mr. Joseph J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ale, Mr. Harry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ale, Mr. Shadrach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arside, Miss. Ethel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askell, Mr. Alfred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avey, Mr. Lawrence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ilbert, Mr. William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iles, Mr. Edgar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iles, Mr. Frederick Edward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iles, Mr. Ralph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ill, Mr. John William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illespie, Mr. William Henry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ivard, Mr. Hans Kristensen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berg, Mr. Samuel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le, Mr. Reginald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malainen, Master. Vilj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malainen, Mrs. William (Anna)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rbeck, Mr. William H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per, Miss. Annie Jessie "Nina"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rper, Rev. John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ris, Mr. George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rris, Mr. Walter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t, Miss. Eva Miriam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rt, Mr. Benjamin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t, Mrs. Benjamin (Esther Ada Bloomfield)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rman, Miss. Alice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rman, Miss. Kate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rman, Mr. Samuel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rman, Mrs. Samuel (Jane Laver)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wlett, Mrs. (Mary D Kingcome)<text:s/>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ckman, Mr. Leonard Mark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74" table:style-name="ce1">
            <text:p>7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ckman, Mr. Lewis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74" table:style-name="ce1">
            <text:p>7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ckman, Mr. Stanley George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74" table:style-name="ce1">
            <text:p>7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iltunen, Miss. Marta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cking, Miss. Ellen "Nellie"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ocking, Mr. Richard George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ocking, Mr. Samuel James Metcalfe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cking, Mrs. Elizabeth (Eliza Needs)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odges, Mr. Henry Price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old, Mr. Stephen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ld, Mrs. Stephen (Annie Margaret Hill)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ood, Mr. Ambrose Jr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74" table:style-name="ce1">
            <text:p>7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sono, Mr. Masabumi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oward, Mr. Benjamin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oward, Mrs. Benjamin (Ellen Truelove Arman)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unt, Mr. George Henry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lett, Miss. Bertha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acobsohn, Mr. Sidney Samuel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cobsohn, Mrs. Sidney Samuel (Amy Frances Christy)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arvis, Mr. John Denzil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efferys, Mr. Clifford Thomas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efferys, Mr. Ernest Wilfred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enkin, Mr. Stephen Curnow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erwan, Mrs. Amin S (Marie Marthe Thuillard)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ntor, Mr. Sinai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r, Mrs. Sinai (Miriam Sternin)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rnes, Mrs. J Frank (Claire Bennett)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ane, Miss. Nora 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eane, Mr. Daniel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lly, Mrs. Florence "Fannie"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irkland, Rev. Charles Leonard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night, Mr. Robert J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villner, Mr. Johan Henrik Johannesson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htinen, Mrs. William (Anna Sylfven)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htinen, Rev. William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mb, Mr. John Josep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oche, Miss. Louis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oche, Miss. Simonne Marie Anne Andre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oche, Mr. Joseph Philippe Lemercier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oche, Mrs. Joseph (Juliette Marie Louise Lafargue)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hmann, Miss. Bertha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itch, Miss. Jessie Will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more, Mrs. (Amelia Milley)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vy, Mr. Rene Jacques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yson, Mr. Robert William Norman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ngane, Mr. John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uch, Mr. Charles Alexander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uch, Mrs. Charles Alexander (Alice Adelaide Slow)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ck, Mrs. (Mary)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lachard, Mr. Noe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let, Master. Andr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llet, Mr. Albert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let, Mrs. Albert (Antoinette Magnin)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ngiavacchi, Mr. Serafino Emili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tthews, Mr. William John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ybery, Mr. Frank Hubert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cCrae, Mr. Arthur Gordon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cCrie, Mr. James Matthew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cKane, Mr. Peter David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llinger, Miss. Madeleine Violet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llinger, Mrs. (Elizabeth Anne Maidment)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llors, Mr. William John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eyer, Mr. August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lling, Mr. Jacob Christian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tchell, Mr. Henry Michael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ontvila, Rev. Juozas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oraweck, Dr. Ernest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orley, Mr. Henry Samuel ("Mr Henry Marshall")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udd, Mr. Thomas Charles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yles, Mr. Thomas Francis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sser, Mr. Nicholas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sser, Mrs. Nicholas (Adele Achem)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vratil, Master. Edmond Roge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vratil, Master. Michel M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vratil, Mr. Michel ("Louis M Hoffman")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esson, Mr. Israel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icholls, Mr. Joseph Charles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rman, Mr. Robert Douglas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urney, Mr. Alfred ("Baron von Drachstedt")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ye, Mrs. (Elizabeth Ramell)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tter, Mr. Richard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xenham, Mr. Percy Thomas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dro y Manent, Mr. Julia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in, Dr. Alfred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llas y Castello, Mr. Emilio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ker, Mr. Clifford Richard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kes, Mr. Francis "Frank"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rish, Mrs. (Lutie Davis)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ngelly, Mr. Frederick William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rnot, Mr. Ren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ruschitz, Rev. Joseph Maria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hillips, Miss. Alice Frances Louisa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hillips, Miss. Kate Florence ("Mrs Kate Louise Phillips Marshall")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hillips, Mr. Escott Robert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nsky, Mrs. (Rosa)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nesell, Mr. Martin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rtaluppi, Mr. Emilio Ilario Giuseppe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ulbaum, Mr. Franz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ick, Miss. Phyllis May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ick, Miss. Winifred Vera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ick, Mrs. Frederick Charles (Jane Richards)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eves, Mr. David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nouf, Mr. Peter Henry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nouf, Mrs. Peter Henry (Lillian Jefferys)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ynaldo, Ms. Encarnacion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ichard, Mr. Emile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ichards, Master. George Sible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ichards, Master. William Rowe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ichards, Mrs. Sidney (Emily Hocking)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idsdale, Miss. Lucy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gers, Mr. Reginald Harry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ugg, Miss. Emily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hmidt, Mr. August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edgwick, Mr. Charles Frederick Waddington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arp, Mr. Percival James R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elley, Mrs. William (Imanita Parrish Hall)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lven, Miss. Lyyli Karoliina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ncock, Miss. Maude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nkkonen, Miss. Anna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jostedt, Mr. Ernst Adolf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layter, Miss. Hilda Mary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lemen, Mr. Richard James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ith, Miss. Marion Elsie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bey, Mr. Samuel James Hayden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anton, Mr. Samuel Ward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kes, Mr. Philip Joseph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wane, Mr. George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weet, Mr. George Frederick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omey, Miss. Ellen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roupiansky, Mr. Moses Aaron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out, Mrs. William H (Jessie L)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outt, Miss. Edwina Celia "Winnie"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urpin, Mr. William John Robert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urpin, Mrs. William John Robert (Dorothy Ann Wonnacott)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al, Mr. James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alcroft, Miss. Nellie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re, Mr. John James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re, Mr. William Jeffery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are, Mrs. John James (Florence Louise Long)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tson, Mr. Ennis Hasting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att, Miss. Bertha J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att, Mrs. James (Elizabeth "Bessie" Inglis Milne)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ebber, Miss. Susan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isz, Mr. Leopold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eisz, Mrs. Leopold (Mathilde Francoise Pede)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ells, Master. Ralph Leste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ells, Miss. Joan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ells, Mrs. Arthur Henry ("Addie" Dart Trevaskis)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est, Miss. Barbara J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est, Miss. Constance Mirium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st, Mr. Edwy Arthur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est, Mrs. Edwy Arthur (Ada Mary Worth)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eadon, Mr. Edward H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heeler, Mr. Edwin "Frederick"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lhelms, Mr. Charles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lliams, Mr. Charles Eugen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right, Miss. Marion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rois, Miss. Henriette ("Mrs Harbeck")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bbing, Mr. Anthony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bbott, Master. Eugene Joseph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bbott, Mr. Rossmore Edward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bott, Mrs. Stanton (Rosa Hunt)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elseth, Miss. Karen Marie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elseth, Mr. Olaus Jorgensen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hamsson, Mr. Abraham August Johannes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him, Mrs. Joseph (Sophie Halaut Easu)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dahl, Mr. Mauritz Nils Martin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dams, Mr. John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hlin, Mrs. Johan (Johanna Persdotter Larsson)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ks, Master. Philip Frank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ks, Mrs. Sam (Leah Rosen)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bimona, Mr. Nassef Cassem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exander, Mr. William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homaki, Mr. Ilmari Rudolf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i, Mr. Ahmed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i, Mr. William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len, Mr. William Henry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lum, Mr. Owen George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ndersen, Mr. Albert Karvin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dersen-Jensen, Miss. Carla Christine Nielsine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ndersson, Master. Sigvard Harald Elia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ndersson, Miss. Ebba Iris Alfrida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ndersson, Miss. Ellis Anna Mari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dersson, Miss. Erna Alexandra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ndersson, Miss. Ida Augusta Margareta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ndersson, Miss. Ingeborg Constanzia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ndersson, Miss. Sigrid Elisabeth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ndersson, Mr. Anders Johan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dersson, Mr. August Edvard ("Wennerstrom")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ndersson, Mr. Johan Samuel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ndersson, Mrs. Anders Johan (Alfrida Konstantia Brogren)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ndreasson, Mr. Paul Edvin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ngheloff, Mr. Minko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rnold-Franchi, Mr. Josef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rnold-Franchi, Mrs. Josef (Josefine Franchi)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ronsson, Mr. Ernst Axel Algot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sim, Mr. Adola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splund, Master. Carl Edgar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splund, Master. Clarence Gustaf Hugo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plund, Master. Edvin Rojj Felix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splund, Master. Filip Oscar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plund, Miss. Lillian Gertrud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splund, Mr. Carl Oscar Vilhelm Gustafsson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plund, Mr. Johan Charles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plund, Mrs. Carl Oscar (Selma Augusta Emilia Johansson)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saf Khalil, Mrs. Mariana ("Miriam")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ssaf, Mr. Gerios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ssam, Mr. Ali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ttalah, Miss. Malake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ttalah, Mr. Sleiman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ugustsson, Mr. Albert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youb, Miss. Banoura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cos, Mr. Raffull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ckstrom, Mr. Karl Alfred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kstrom, Mrs. Karl Alfred (Maria Mathilda Gustafsson)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lini, Miss. Eugeni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lini, Miss. Helene Barbar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lini, Miss. Marie Catherine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lini, Mrs. Solomon (Latifa Qurban)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dman, Miss. Emily Louisa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dt, Mr. Mohamed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lkic, Mr. Cerin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rah, Mr. Hanna Assi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rbara, Miss. Saiide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rbara, Mrs. (Catherine David)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rry, Miss. Julia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rton, Mr. David John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avan, Mr. William Thomas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ngtsson, Mr. John Viktor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rglund, Mr. Karl Ivar Sven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tros, Master. Sema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tros, Mr. Tannous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ing, Mr. Lee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56" table:style-name="ce1">
            <text:p>5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irkeland, Mr. Hans Martin Monsen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jorklund, Mr. Ernst Herbert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standyeff, Mr. Guentcho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ulos, Master. Akar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ulos, Miss. Nourelain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ulos, Mr. Hann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ulos, Mrs. Joseph (Sultana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urke, Miss. Mar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urke, Mr. John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urke, Mrs. John (Catherine)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wen, Mr. David John "Dai"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adley, Miss. Bridget Delia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af, Miss. Elin Ester Maria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aund, Mr. Lewis Richard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aund, Mr. Owen Harris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obeck, Mr. Karl Rudolf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rocklebank, Mr. William Alfred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uckley, Miss. Katherine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ckley, Mr. Daniel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urke, Mr. Jeremiah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urns, Miss. Mary Delia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cic, Miss. Manda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cic, Miss. Marija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cic, Mr. Jego Grga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cic, Mr. Luka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lic, Mr. Jovo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lic, Mr. Petar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navan, Miss. Mary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navan, Mr. Patrick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nn, Mr. Ernest Charles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ram, Mr. Josep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ram, Mrs. Joseph (Maria Elias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rlsson, Mr. August Sigfrid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rlsson, Mr. Carl Robert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r, Miss. Helen "Ellen"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rr, Miss. Jeannie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rver, Mr. Alfred John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lotti, Mr. Francesco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arters, Mr. David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p, Mr. Chang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56" table:style-name="ce1">
            <text:p>5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nn, Mr. Emil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onopoulos, Mr. Apostolos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onopoulos, Mr. Demetrios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elho, Mr. Domingos Fernandeo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hen, Mr. Gurshon "Gus"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lbert, Mr. Patrick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leff, Mr. Peju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leff, Mr. Satio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lon, Mr. Thomas Henry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naghton, Mr. Michael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nolly, Miss. Kate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nolly, Miss. Kate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nors, Mr. Patrick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ok, Mr. Jacob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, Mr. Bartol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, Mr. Ivan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, Mr. Liudevit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rn, Mr. Harry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tts, Master. Eden Leslie "Neville"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tts, Master. William Loch "William"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tts, Mrs. William (Winnie "Minnie" Treanor)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xon, Mr. Daniel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ase, Mr. Ernest James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ibb, Miss. Laura Alice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ibb, Mr. John Hatfield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ulumovic, Mr. Jeso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aher, Mr. Shedid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hl, Mr. Karl Edwart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ahlberg, Miss. Gerda Ulrika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akic, Mr. Branko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ly, Miss. Margaret Marcella "Maggie"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ly, Mr. Eugene Patrick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anbom, Master. Gilbert Sigvard Emanuel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anbom, Mr. Ernst Gilbert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anbom, Mrs. Ernst Gilbert (Anna Sigrid Maria Brogren)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anoff, Mr. Yoto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antcheff, Mr. Ristiu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avies, Mr. Alfred J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avies, Mr. Evan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avies, Mr. John Samuel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avies, Mr. Joseph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avison, Mr. Thomas Henry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vison, Mrs. Thomas Henry (Mary E Finck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 Messemaeker, Mr. Guillaume Joseph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 Messemaeker, Mrs. Guillaume Joseph (Emma)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 Mulder, Mr. Theodore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 Pelsmaeker, Mr. Alfons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an, Master. Bertram Ver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an, Miss. Elizabeth Gladys "Millvina"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n, Mr. Bertram Frank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an, Mrs. Bertram (Eva Georgetta Light)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lalic, Mr. Redjo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metri, Mr. Marin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nkoff, Mr. Mitt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nnis, Mr. Samuel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nnis, Mr. William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vaney, Miss. Margaret Delia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ka, Mr. Mirko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mic, Mr. Jovan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ntcheff, Mr. Valtcho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oharr, Mr. Tannou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ooley, Mr. Patrick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rking, Mr. Edward Arthur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wdell, Miss. Elizabeth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oyle, Miss. Elizabeth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apkin, Miss. Jennie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razenoic, Mr. Jozef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uane, Mr. Frank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quemin, Mr. Joseph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yker, Mr. Adolf Fredrik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yker, Mrs. Adolf Fredrik (Anna Elisabeth Judith Andersson)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dvardsson, Mr. Gustaf Hjalmar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klund, Mr. Hans Linus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kstrom, Mr. Johan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lias, Mr. Dib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lias, Mr. Joseph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lias, Mr. Joseph Jr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lias, Mr. Tannous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lsbury, Mr. William James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manuel, Miss. Virginia Ethel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mir, Mr. Farred Chehab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verett, Mr. Thomas James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rrell, Mr. James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noli, Mr. Luigi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ischer, Mr. Eberhard Thelander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leming, Miss. Honor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lynn, Mr. Jame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lynn, Mr. Joh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oley, Mr. Joseph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oley, Mr. Willia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o, Mr. Choong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ord, Miss. Doolina Margaret "Daisy"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ord, Miss. Robina Maggie "Ruby"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ord, Mr. Arthu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ord, Mr. Edward Watson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ord, Mr. William Neal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ord, Mrs. Edward (Margaret Ann Watson)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ox, Mr. Patri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ranklin, Mr. Charles (Charles Fardon)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allagher, Mr. Martin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arfirth, Mr. Joh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heorgheff, Mr. Stani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ilinski, Mr. Eliezer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lnagh, Miss. Katherine "Katie"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lynn, Miss. Mary Agath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ldsmith, Master. Frank John William "Frankie"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smith, Mr. Frank John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ldsmith, Mr. Nathan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ldsmith, Mrs. Frank John (Emily Alice Brown)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ncalves, Mr. Manuel Estanslas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odwin, Master. Harold Victor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odwin, Master. Sidney Leonar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odwin, Master. William Frederick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odwin, Miss. Jessie Allis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odwin, Miss. Lillian Amy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odwin, Mr. Charles Edward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odwin, Mr. Charles Frederick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oodwin, Mrs. Frederick (Augusta Tyler)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, Mr. George Henry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onnestad, Mr. Daniel Danielsen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est, Mr. Rober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stafsson, Mr. Alfred Ossian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stafsson, Mr. Anders Vilhelm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stafsson, Mr. Johan Birger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stafsson, Mr. Karl Gideon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as, Miss. Aloisia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gardon, Miss. Kate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gland, Mr. Ingvald Olai Olse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gland, Mr. Konrad Mathias Reierse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kkarainen, Mr. Pekka Pietari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kkarainen, Mrs. Pekka Pietari (Elin Matilda Dolck)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mpe, Mr. Leon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nna, Mr. Mansour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nsen, Mr. Claus Peter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nsen, Mr. Henrik Juul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nsen, Mr. Henry Damsgaard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nsen, Mrs. Claus Peter (Jennie L Howard)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rknett, Miss. Alice Phoeb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rmer, Mr. Abraham (David Lishin)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rt, Mr. Henry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assan, Mr. Houssein G N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aly, Miss. Hanora "Nora"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dman, Mr. Oskar Arvid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e, Mr. Ling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garty, Miss. Hanora "Nora"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ikkinen, Miss. Laina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ininen, Miss. Wendla Maria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llstrom, Miss. Hilda Maria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ndekovic, Mr. Ignjac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nriksson, Miss. Jenny Lovisa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nry, Miss. Deli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rvonen, Miss. Hildur 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rvonen, Mrs. Alexander (Helga E Lindqvist)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olm, Mr. John Fredrik Alexander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olthen, Mr. Johan Martin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nkanen, Miss. Eliina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organ, Mr. Joh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ward, Miss. May Elizabet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umblen, Mr. Adolf Mathias Nicolai Olsen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yman, Mr. Abraha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brahim Shawah, Mr. Yousseff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lieff, Mr. Yli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lmakangas, Miss. Ida Livija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lmakangas, Miss. Pieta Sofia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vanoff, Mr. Kani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lsevac, Mr. Ivan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nsson, Mr. Carl Olof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ardin, Mr. Jose Net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ensen, Mr. Hans Peder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ensen, Mr. Niels Peder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ensen, Mr. Svend Lauritz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ermyn, Miss. Anni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hannesen-Bratthammer, Mr. Bern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hanson, Mr. Jakob Alfred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hansson Palmquist, Mr. Oskar Leander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hansson, Mr. Erik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hansson, Mr. Gustaf Joel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hansson, Mr. Karl Johan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hansson, Mr. Nils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hnson, Master. Harold Theodor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hnson, Miss. Eleanor Ilee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hnson, Mr. Alfred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hnson, Mr. Malkolm Joackim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hnson, Mr. William Cahoone Jr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hnson, Mrs. Oscar W (Elisabeth Vilhelmina Berg)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hnston, Master. William Arthur "Willie"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hnston, Miss. Catherine Helen "Carrie"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hnston, Mr. Andrew G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hnston, Mrs. Andrew G (Elizabeth "Lily" Watson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nkoff, Mr. Lalio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nsson, Mr. Carl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nsson, Mr. Nils Hilding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ussila, Miss. Katriina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ussila, Miss. Mari Aina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ussila, Mr. Eiriik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llio, Mr. Nikolai Erland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lvik, Mr. Johannes Halvorsen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raic, Mr. Milan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rlsson, Mr. Einar Gervasius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rlsson, Mr. Julius Konrad Eugen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rlsson, Mr. Nils August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run, Miss. Manc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run, Mr. Franz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ssem, Mr. Fare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tavelas, Mr. Vassilios ("Catavelas Vassilios")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eane, Mr. Andrew "Andy"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eefe, Mr. Arthu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lly, Miss. Anna Katherine "Annie Kate"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lly, Miss. Mar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elly, Mr. James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elly, Mr. James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nnedy, Mr. Joh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halil, Mr. Betro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halil, Mrs. Betros (Zahie "Maria" Elias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iernan, Mr. Joh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iernan, Mr. Philip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ilgannon, Mr. Thomas J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ink, Miss. Maria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ink, Mr. Vincenz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nk-Heilmann, Miss. Luise Gretchen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nk-Heilmann, Mr. Anton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nk-Heilmann, Mrs. Anton (Luise Heilmann)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lasen, Miss. Gertrud Emili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lasen, Mr. Klas Albin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lasen, Mrs. (Hulda Kristina Eugenia Lofqvist)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raeff, Mr. Theodo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rekorian, Mr. Neshan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houd, Mr. Sarki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itinen, Miss. Kristina Sofia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leff, Mr. Krist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m, Mr. Ali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m, Mr. Le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ndergren, Miss. Aurora Adelia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ne, Mr. Patri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ng, Mr. Fang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56" table:style-name="ce1">
            <text:p>5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sson, Mr. August Viktor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sson, Mr. Bengt Edvin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arsson-Rondberg, Mr. Edvard A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eni, Mr. Fahim ("Philip Zenni")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febre, Master. Henry Forbe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febre, Miss. Id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febre, Miss. Jeanni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febre, Miss. Mathild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febre, Mrs. Frank (Frances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inonen, Mr. Antti Gustaf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mberopolous, Mr. Peter L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nnon, Miss. Mar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nnon, Mr. Deni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onard, Mr. Lionel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ster, Mr. James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evens, Mr. Rene Aime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ndahl, Miss. Agda Thorilda Viktoria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ndblom, Miss. Augusta Charlotta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ndell, Mr. Edvard Bengtsson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ndell, Mrs. Edvard Bengtsson (Elin Gerda Persson)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ndqvist, Mr. Eino William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nehan, Mr. Michae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ng, Mr. Lee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56" table:style-name="ce1">
            <text:p>5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thman, Mr. Simo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b, Mr. William Arthur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bb, Mrs. William Arthur (Cordelia K Stanlick)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ckyer, Mr. Edwar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vell, Mr. John Hall ("Henry")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ulic, Mr. Nikola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undahl, Mr. Johan Svensson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undin, Miss. Olga Elida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undstrom, Mr. Thure Edvin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yntakoff, Mr. Stan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cKay, Mr. George Willia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digan, Miss. Margaret "Maggie"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dsen, Mr. Fridtjof Arne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enpaa, Mr. Matti Alexanteri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hon, Miss. Bridget Deli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hon, Mr. Joh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isner, Mr. Simo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kinen, Mr. Kalle Edvard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mee, Mr. Hann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ngan, Miss. Mary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nnion, Miss. Margaret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dirosian, Mr. Sarki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koff, Mr. Marin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rkun, Mr. Johann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sselmani, Mrs. Fatim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tinoff, Mr. Nicol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cCarthy, Miss. Catherine "Katie"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cCormack, Mr. Thomas Josep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cCoy, Miss. Agne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cCoy, Miss. Alici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cCoy, Mr. Bernar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cDermott, Miss. Brigdet Deli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cEvoy, Mr. Michae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cGovern, Miss. Mar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cGowan, Miss. Anna "Annie"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cGowan, Miss. Katherine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cMahon, Mr. Marti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cNamee, Mr. Neal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cNamee, Mrs. Neal (Eileen O'Leary)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cNeill, Miss. Bridge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eanwell, Miss. (Marion Ogden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eek, Mrs. Thomas (Annie Louise Rowley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eo, Mr. Alfonzo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ernagh, Mr. Rober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dtsjo, Mr. Karl Albert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les, Mr. Fran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neff, Mr. Ivan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nkoff, Mr. Lazar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onoff, Mr. Stoytcho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tkoff, Mr. Mit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ckler, Miss. Helen Mary "Ellie"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oen, Mr. Sigurd Hansen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or, Master. Meier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or, Mrs. (Beila)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oore, Mr. Leonard Charle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ran, Miss. Berth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oran, Mr. Daniel J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oran, Mr. Jame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orley, Mr. William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orrow, Mr. Thomas Rowa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ss, Mr. Albert Joha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ubarek, Master. Gerio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ubarek, Master. Halim Gonios ("William George")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ubarek, Mrs. George (Omine "Amenia" Alexander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ussa, Mrs. (Mantoura Boulos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outal, Mr. Rahamin Hai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llens, Miss. Katherine "Katie"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lvihill, Miss. Bertha E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urdlin, Mr. Josep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rphy, Miss. Katherine "Kate"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rphy, Miss. Margaret Jan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rphy, Miss. Nor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yhrman, Mr. Pehr Fabian Oliver Malkolm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idenoff, Mr. Penko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jib, Miss. Adele Kiamie "Jane"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kid, Miss. Maria ("Mary")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kid, Mr. Sahid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kid, Mrs. Said (Waika "Mary" Mowad)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ncarrow, Mr. William Henry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nkoff, Mr. Min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sr, Mr. Mustaf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ughton, Miss. Hanna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enkoff, Mr. Christ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icola-Yarred, Master. Elias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icola-Yarred, Miss. Jamila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ieminen, Miss. Manta Josefina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iklasson, Mr. Samuel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ilsson, Miss. Berta Olivia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ilsson, Miss. Helmina Josefina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ilsson, Mr. August Ferdinand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irva, Mr. Iisakki Antino Aijo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iskanen, Mr. Juha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sworthy, Mr. Richard Cater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vel, Mr. Mansouer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ysten, Miss. Anna Sofia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ysveen, Mr. Johan Hansen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'Brien, Mr. Thoma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'Brien, Mr. Timothy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'Brien, Mrs. Thomas (Johanna "Hannah" Godfrey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'Connell, Mr. Patrick 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'Connor, Mr. Mauric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'Connor, Mr. Patri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dahl, Mr. Nils Martin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'Donoghue, Ms. Bridge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'Driscoll, Miss. Bridge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'Dwyer, Miss. Ellen "Nellie"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hman, Miss. Velin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'Keefe, Mr. Patri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'Leary, Miss. Hanora "Norah"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sen, Master. Artur Karl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lsen, Mr. Henry Margido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lsen, Mr. Karl Siegwart Andreas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lsen, Mr. Ole Marti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lsson, Miss. Elina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lsson, Mr. Nils Johan Goransson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sson, Mr. Oscar Wilhelm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lsvigen, Mr. Thor Anderson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reskovic, Miss. Jelka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reskovic, Miss. Marija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reskovic, Mr. Luka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sen, Mr. Olaf Elon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sman, Mrs. Mara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'Sullivan, Miss. Bridget Mar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lsson, Master. Gosta Leonard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lsson, Master. Paul Folke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lsson, Miss. Stina Viola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lsson, Miss. Torborg Danira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lsson, Mrs. Nils (Alma Cornelia Berglund)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nula, Master. Eino Viljam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nula, Master. Juha Niilo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nula, Master. Urho Abraham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nula, Mr. Ernesti Arvid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nula, Mr. Jaako Arnold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nula, Mrs. Juha (Maria Emilia Ojala)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sic, Mr. Jakob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tchett, Mr. George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ulner, Mr. Usche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vlovic, Mr. Stefo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acock, Master. Alfred Edwar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acock, Miss. Treasteall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acock, Mrs. Benjamin (Edith Nile)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arce, Mr. Ernes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dersen, Mr. Olaf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duzzi, Mr. Josep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koniemi, Mr. Edvard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ltomaki, Mr. Nikolai Johannes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rkin, Mr. John Henry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sson, Mr. Ernst Ulrik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ter, Master. Michael J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ter, Miss. Ann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ter, Mrs. Catherine (Catherine Rizk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ters, Miss. Kati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tersen, Mr. Marius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tranec, Miss. Matilda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troff, Mr. Nedelio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troff, Mr. Pastcho ("Pentcho")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tterson, Mr. Johan Emil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ettersson, Miss. Ellen Natalia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kard, Mr. Berk (Berk Trembisky)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lotcharsky, Mr. Vasi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krnic, Mr. Mate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krnic, Mr. Tome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adeff, Mr. Alexande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asmussen, Mrs. (Lena Jacobsen Solvang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azi, Mr. Raihe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ed, Mr. James Georg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kic, Mr. Tido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ynolds, Mr. Harold J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ice, Master. Albert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ice, Master. Arthur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ice, Master. Eric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ice, Master. Eugen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ice, Master. George Hugh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ice, Mrs. William (Margaret Norton)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iihivouri, Miss. Susanna Juhantytar "Sanni"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intamaki, Mr. Matt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iordan, Miss. Johanna "Hannah"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isien, Mr. Samuel Bear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isien, Mrs. Samuel (Emma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bins, Mr. Alexander A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bins, Mrs. Alexander A (Grace Charity Laury)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gers, Mr. William Joh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mmetvedt, Mr. Knud Paus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sblom, Miss. Salli Helen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sblom, Mr. Viktor Richard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sblom, Mrs. Viktor (Helena Wilhelmina)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th, Miss. Sarah 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use, Mr. Richard Henry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ush, Mr. Alfred George John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yan, Mr. Edwar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yan, Mr. Patri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ad, Mr. Ami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ad, Mr. Khalil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ade, Mr. Jean Nass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dlier, Mr. Matthew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dowitz, Mr. Harry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ether, Mr. Simon Sivertsen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ge, Master. Thomas Henry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ge, Master. William Henry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ge, Miss. Ad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ge, Miss. Constance Glady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ge, Miss. Dorothy Edith "Dolly"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ge, Miss. Stella Ann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ge, Mr. Douglas Bulle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ge, Mr. Frederi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ge, Mr. George John J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ge, Mr. John Georg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ge, Mrs. John (Annie Bullen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ander, Mr. Karl Johan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kjelsvik, Miss. Anna Kristine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lonen, Mr. Johan Werner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maan, Mr. Elia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maan, Mr. Hann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maan, Mr. Youssef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dstrom, Miss. Beatrice Iren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dstrom, Mrs. Hjalmar (Agnes Charlotta Bengtsson)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dstrom, Miss. Marguerite Rut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p, Mr. Julius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undercock, Mr. William Henry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wyer, Mr. Frederick Charles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anlan, Mr. Jame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dycoff, Mr. Todo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aughnessy, Mr. Patri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eerlinck, Mr. Jan Baptist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ellard, Mr. Frederick Willia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ine, Miss. Ellen Natali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ney, Mr. Charles Josep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mons, Mr. Joh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ayanian, Mr. Orsen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ta, Mr. Mauric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vic, Mr. Husein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vola, Mr. Antti Wilhelm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joblom, Miss. Anna Sofia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koog, Master. Harald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koog, Master. Karl Thorsten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koog, Miss. Mabel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koog, Miss. Margit Elizabet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koog, Mr. Wilhelm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koog, Mrs. William (Anna Bernhardina Karlsson)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labenoff, Mr. Petc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locovski, Mr. Selman Franci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miljanic, Mr. Mil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mith, Mr. Thoma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yth, Miss. Juli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holt, Mr. Peter Andreas Lauritz Andersen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merton, Mr. Francis William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pector, Mr. Woolf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pinner, Mr. Henry John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aneff, Mr. Iva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ankovic, Mr. Ivan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anley, Miss. Amy Zillah Elsie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anley, Mr. Edward Roland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ey, Mr. Thomas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ytcheff, Mr. Ilia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randberg, Miss. Ida Sofia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randen, Mr. Juho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rilic, Mr. Ivan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rom, Miss. Telma Matild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rom, Mrs. Wilhelm (Elna Matilda Persson)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nderland, Mr. Victor Francis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ndman, Mr. Johan Julian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tehall, Mr. Henry Jr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vensson, Mr. Johan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vensson, Mr. Johan Cervin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vensson, Mr. Olof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nglin, Mr. Gunnar Isidor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heobald, Mr. Thomas Leonard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omas, Master. Assad Alexan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homas, Mr. Charles P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homas, Mr. Joh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homas, Mr. Tannou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omas, Mrs. Alexander (Thamine "Thelma")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homson, Mr. Alexander Morriso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horneycroft, Mr. Perciva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orneycroft, Mrs. Percival (Florence Kate White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ikkanen, Mr. Juho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bin, Mr. Roge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doroff, Mr. Lali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mlin, Mr. Ernest Portage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rber, Mr. Ernst William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rfa, Mr. Assa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rnquist, Mr. William Henry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ufik, Mr. Nakli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uma, Master. Georges Youssef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uma, Miss. Maria Youssef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uma, Mrs. Darwis (Hanne Youssef Razi)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urcin, Mr. Stjepan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rja, Miss. Anna Sofia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rkula, Mrs. (Hedwig)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n Billiard, Master. James Willia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n Billiard, Master. Walter John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n Billiard, Mr. Austin Blyler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n Impe, Miss. Catharina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n Impe, Mr. Jean Baptiste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n Impe, Mrs. Jean Baptiste (Rosalie Paula Govaert)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n Melkebeke, Mr. Philemo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nde Velde, Mr. Johannes Joseph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nde Walle, Mr. Nestor Cyriel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nden Steen, Mr. Leo Peter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nder Cruyssen, Mr. Victor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nder Planke, Miss. Augusta Maria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nder Planke, Mr. Julius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nder Planke, Mr. Leo Edmondus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nder Planke, Mrs. Julius (Emelia Maria Vandemoortele)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rtanian, Mr. David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ndel, Mr. Olof Edvin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strom, Miss. Hulda Amanda Adolfina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ovk, Mr. Janko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elens, Mr. Achille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re, Mr. Frederi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rren, Mr. Charles Willia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bber, Mr. Jame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nzel, Mr. Linhart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abee, Mrs. George Joseph (Shawneene Abi-Saab)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degren, Mr. Carl/Charles Peter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klund, Mr. Jakob Alfred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klund, Mr. Karl Johan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lkes, Mrs. James (Ellen Needs)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ller, Mr. Aaron ("Abi Weller")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lley, Mr. Edwar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lliams, Mr. Howard Hugh "Harry"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lliams, Mr. Leslie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ndelov, Mr. Einar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rz, Mr. Albert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seman, Mr. Phillipp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ttevrongel, Mr. Camille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asbeck, Mr. Antoni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asbeck, Mrs. Antoni (Selini Alexander)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ouseff, Mr. Gerious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ousif, Mr. Wazli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ousseff, Mr. Geriou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abour, Miss. Hileni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abour, Miss. Thamin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akarian, Mr. Mapriededer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akarian, Mr. Ortin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Zimmerman, Mr. Leo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number-rows-repeated="1047266" table:style-name="ro1">
          <table:table-cell table:number-columns-repeated="16384"/>
        </table:table-row>
      </table:table>
      <table:data-pilot-tables>
        <table:data-pilot-table table:name="Tableau croisé dynamique1" table:target-range-address="Feuil1.A2:Feuil1.B13" table:show-filter-button="false" table:buttons="Feuil1.A2 Feuil1.A4">
          <table:source-cell-range table:cell-range-address="titanic.A1:titanic.F1310"/>
          <table:data-pilot-field table:source-field-name="ag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9" table:display="false" table:show-details="true"/>
                <table:data-pilot-member table:name="20" table:display="false" table:show-details="true"/>
                <table:data-pilot-member table:name="21" table:display="false" table:show-details="true"/>
                <table:data-pilot-member table:name="22" table:display="false" table:show-details="true"/>
                <table:data-pilot-member table:name="23" table:display="false" table:show-details="true"/>
                <table:data-pilot-member table:name="24" table:display="false" table:show-details="true"/>
                <table:data-pilot-member table:name="25" table:display="false" table:show-details="true"/>
                <table:data-pilot-member table:name="26" table:display="false" table:show-details="true"/>
                <table:data-pilot-member table:name="27" table:display="false" table:show-details="true"/>
                <table:data-pilot-member table:name="28" table:display="false" table:show-details="true"/>
                <table:data-pilot-member table:name="29" table:display="false" table:show-details="true"/>
                <table:data-pilot-member table:name="30" table:display="false" table:show-details="true"/>
                <table:data-pilot-member table:name="31" table:display="false" table:show-details="true"/>
                <table:data-pilot-member table:name="32" table:display="false" table:show-details="true"/>
                <table:data-pilot-member table:name="33" table:display="false" table:show-details="true"/>
                <table:data-pilot-member table:name="34" table:display="false" table:show-details="true"/>
                <table:data-pilot-member table:name="35" table:display="false" table:show-details="true"/>
                <table:data-pilot-member table:name="36" table:display="false" table:show-details="true"/>
                <table:data-pilot-member table:name="37" table:display="false" table:show-details="true"/>
                <table:data-pilot-member table:name="38" table:display="false" table:show-details="true"/>
                <table:data-pilot-member table:name="39" table:display="false" table:show-details="true"/>
                <table:data-pilot-member table:name="40" table:display="false" table:show-details="true"/>
                <table:data-pilot-member table:name="41" table:display="false" table:show-details="true"/>
                <table:data-pilot-member table:name="42" table:display="false" table:show-details="true"/>
                <table:data-pilot-member table:name="43" table:display="false" table:show-details="true"/>
                <table:data-pilot-member table:name="44" table:display="false" table:show-details="true"/>
                <table:data-pilot-member table:name="45" table:display="false" table:show-details="true"/>
                <table:data-pilot-member table:name="46" table:display="false" table:show-details="true"/>
                <table:data-pilot-member table:name="47" table:display="false" table:show-details="true"/>
                <table:data-pilot-member table:name="48" table:display="false" table:show-details="true"/>
                <table:data-pilot-member table:name="49" table:display="false" table:show-details="true"/>
                <table:data-pilot-member table:name="50" table:display="false" table:show-details="true"/>
                <table:data-pilot-member table:name="51" table:display="false" table:show-details="true"/>
                <table:data-pilot-member table:name="52" table:display="false" table:show-details="true"/>
                <table:data-pilot-member table:name="53" table:display="false" table:show-details="true"/>
                <table:data-pilot-member table:name="54" table:display="false" table:show-details="true"/>
                <table:data-pilot-member table:name="55" table:display="false" table:show-details="true"/>
                <table:data-pilot-member table:name="56" table:display="false" table:show-details="true"/>
                <table:data-pilot-member table:name="57" table:display="false" table:show-details="true"/>
                <table:data-pilot-member table:name="58" table:display="false" table:show-details="true"/>
                <table:data-pilot-member table:name="59" table:display="false" table:show-details="true"/>
                <table:data-pilot-member table:name="60" table:display="false" table:show-details="true"/>
                <table:data-pilot-member table:name="61" table:display="false" table:show-details="true"/>
                <table:data-pilot-member table:name="62" table:display="false" table:show-details="true"/>
                <table:data-pilot-member table:name="63" table:display="false" table:show-details="true"/>
                <table:data-pilot-member table:name="64" table:display="false" table:show-details="true"/>
                <table:data-pilot-member table:name="65" table:display="false" table:show-details="true"/>
                <table:data-pilot-member table:name="66" table:display="false" table:show-details="true"/>
                <table:data-pilot-member table:name="67" table:display="false" table:show-details="true"/>
                <table:data-pilot-member table:name="70" table:display="false" table:show-details="true"/>
                <table:data-pilot-member table:name="71" table:display="false" table:show-details="true"/>
                <table:data-pilot-member table:name="74" table:display="false" table:show-details="true"/>
                <table:data-pilot-member table:name="76" table:display="false" table:show-details="true"/>
                <table:data-pilot-member table:name="80" table:display="false" table:show-details="true"/>
                <table:data-pilot-member table:name="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urvi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lass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m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x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arif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9E1F2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DEBF7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4C6E7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DD7EE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8EA9DB"/>
    </style:style>
    <style:style style:name="_54_0_160__37__32_-_32_Accent2" style:display-name="60 % - Accent2" style:family="table-cell" style:data-style-name="N0">
      <style:table-cell-properties fo:background-color="#F4B084"/>
    </style:style>
    <style:style style:name="_54_0_160__37__32_-_32_Accent3" style:display-name="60 % - Accent3" style:family="table-cell" style:data-style-name="N0">
      <style:table-cell-properties fo:background-color="#C9C9C9"/>
    </style:style>
    <style:style style:name="_54_0_160__37__32_-_32_Accent4" style:display-name="60 % - Accent4" style:family="table-cell" style:data-style-name="N0">
      <style:table-cell-properties fo:background-color="#FFD966"/>
    </style:style>
    <style:style style:name="_54_0_160__37__32_-_32_Accent5" style:display-name="60 % - Accent5" style:family="table-cell" style:data-style-name="N0">
      <style:table-cell-properties fo:background-color="#9BC2E6"/>
    </style:style>
    <style:style style:name="_54_0_160__37__32_-_32_Accent6" style:display-name="60 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lola.barry</meta:initial-creator>
    <dc:creator>lola.barry</dc:creator>
    <meta:creation-date>2023-11-11T12:18:43Z</meta:creation-date>
    <dc:date>2023-11-11T13:58:1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78.75pt" svg:width="732.5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7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0 1</text:p>
            </table:table-cell>
            <table:table-cell office:value-type="float" office:value="3"/>
          </table:table-row>
          <table:table-row>
            <table:table-cell office:value-type="string">
              <text:p>0 2</text:p>
            </table:table-cell>
            <table:table-cell office:value-type="float" office:value="11"/>
          </table:table-row>
          <table:table-row>
            <table:table-cell office:value-type="string">
              <text:p>0 3</text:p>
            </table:table-cell>
            <table:table-cell office:value-type="float" office:value="84"/>
          </table:table-row>
          <table:table-row>
            <table:table-cell office:value-type="string">
              <text:p>1 1</text:p>
            </table:table-cell>
            <table:table-cell office:value-type="float" office:value="18"/>
          </table:table-row>
          <table:table-row>
            <table:table-cell office:value-type="string">
              <text:p>1 2</text:p>
            </table:table-cell>
            <table:table-cell office:value-type="float" office:value="31"/>
          </table:table-row>
          <table:table-row>
            <table:table-cell office:value-type="string">
              <text:p>1 3</text:p>
            </table:table-cell>
            <table:table-cell office:value-type="float" office:value="4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409.5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7"/>
          </chart:axis>
          <chart:axis chart:dimension="y"/>
          <chart:series chart:label-cell-address="local-table.$B$1" chart:values-cell-range-address="local-table.$B$2:.$B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0 1</text:p>
            </table:table-cell>
            <table:table-cell office:value-type="float" office:value="3"/>
          </table:table-row>
          <table:table-row>
            <table:table-cell office:value-type="string">
              <text:p>0 2</text:p>
            </table:table-cell>
            <table:table-cell office:value-type="float" office:value="11"/>
          </table:table-row>
          <table:table-row>
            <table:table-cell office:value-type="string">
              <text:p>0 3</text:p>
            </table:table-cell>
            <table:table-cell office:value-type="float" office:value="84"/>
          </table:table-row>
          <table:table-row>
            <table:table-cell office:value-type="string">
              <text:p>1 1</text:p>
            </table:table-cell>
            <table:table-cell office:value-type="float" office:value="18"/>
          </table:table-row>
          <table:table-row>
            <table:table-cell office:value-type="string">
              <text:p>1 2</text:p>
            </table:table-cell>
            <table:table-cell office:value-type="float" office:value="31"/>
          </table:table-row>
          <table:table-row>
            <table:table-cell office:value-type="string">
              <text:p>1 3</text:p>
            </table:table-cell>
            <table:table-cell office:value-type="float" office:value="46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4472c4" draw:opacity="100%" draw:stroke="none" draw:shadow="visible" draw:shadow-offset-x="0in" draw:shadow-offset-y="0in" draw:shadow-color="#000000" draw:shadow-opacity="20%"/>
    </style:style>
    <style:style style:family="chart" style:name="G0S0P1">
      <style:graphic-properties draw:fill="solid" draw:fill-color="#ed7d31" draw:opacity="100%" draw:stroke="none" draw:shadow="visible" draw:shadow-offset-x="0in" draw:shadow-offset-y="0in" draw:shadow-color="#000000" draw:shadow-opacity="20%"/>
    </style:style>
    <style:style style:family="chart" style:name="G0S0P2">
      <style:graphic-properties draw:fill="solid" draw:fill-color="#a5a5a5" draw:opacity="100%" draw:stroke="none" draw:shadow="visible" draw:shadow-offset-x="0in" draw:shadow-offset-y="0in" draw:shadow-color="#000000" draw:shadow-opacity="20%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none" draw:shadow="visible" draw:shadow-offset-x="0in" draw:shadow-offset-y="0in" draw:shadow-color="#000000" draw:shadow-opacity="20%"/>
    </style:style>
    <style:style style:family="chart" style:name="G0S0P4">
      <style:graphic-properties draw:fill="solid" draw:fill-color="#5b9bd5" draw:opacity="100%" draw:stroke="none" draw:shadow="visible" draw:shadow-offset-x="0in" draw:shadow-offset-y="0in" draw:shadow-color="#000000" draw:shadow-opacity="20%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percentage" chart:data-label-text="false" chart:data-label-symbol="false" chart:label-position="center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472c4" draw:opacity="100%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5">
      <style:chart-properties chart:pie-offset="0"/>
      <style:graphic-properties draw:fill="solid" draw:fill-color="#70ad47" draw:opacity="100%" draw:stroke="none" draw:shadow="visible" draw:shadow-offset-x="0in" draw:shadow-offset-y="0in" draw:shadow-color="#000000" draw:shadow-opacity="20%"/>
    </style:style>
    <style:style style:family="chart" style:name="DL00">
      <style:graphic-properties draw:fill="bitmap" draw:fill-image-name="a3" style:repeat="repeat" draw:stroke="none" draw:shadow="visible" draw:shadow-offset-x="0.02946in" draw:shadow-offset-y="0.02946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false"/>
      <style:graphic-properties draw:fill="none" draw:stroke="none"/>
    </style:style>
  </office:automatic-styles>
  <office:body>
    <office:chart>
      <chart:chart chart:class="chart:circle" svg:height="216.5pt" svg:width="360.0pt" chart:style-name="Crt0">
        <chart:title svg:x="151.8pt" svg:y="25.55905511811024pt" chart:style-name="CT00">
          <text:p text:style-name="a1" text:class-names="" text:cond-style-name="">Total</text:p>
        </chart:title>
        <chart:legend chart:legend-position="end" chart:legend-align="center" chart:style-name="Lgnd"/>
        <chart:plot-area svg:x="120.4348031496063pt" svg:y="51.19811023622047pt" svg:width="148.1304724409449pt" svg:height="148.4733858267716pt" chart:style-name="Plt0" chart:data-source-has-labels="both">
          <chart:axis chart:dimension="x">
            <chart:categories table:cell-range-address="local-table.$A$2:.$A$7"/>
          </chart:axis>
          <chart:axis chart:dimension="y"/>
          <chart:series chart:label-cell-address="local-table.$B$1" chart:values-cell-range-address="local-table.$B$2:.$B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0 1</text:p>
            </table:table-cell>
            <table:table-cell office:value-type="float" office:value="3"/>
          </table:table-row>
          <table:table-row>
            <table:table-cell office:value-type="string">
              <text:p>0 2</text:p>
            </table:table-cell>
            <table:table-cell office:value-type="float" office:value="11"/>
          </table:table-row>
          <table:table-row>
            <table:table-cell office:value-type="string">
              <text:p>0 3</text:p>
            </table:table-cell>
            <table:table-cell office:value-type="float" office:value="84"/>
          </table:table-row>
          <table:table-row>
            <table:table-cell office:value-type="string">
              <text:p>1 1</text:p>
            </table:table-cell>
            <table:table-cell office:value-type="float" office:value="18"/>
          </table:table-row>
          <table:table-row>
            <table:table-cell office:value-type="string">
              <text:p>1 2</text:p>
            </table:table-cell>
            <table:table-cell office:value-type="float" office:value="31"/>
          </table:table-row>
          <table:table-row>
            <table:table-cell office:value-type="string">
              <text:p>1 3</text:p>
            </table:table-cell>
            <table:table-cell office:value-type="float" office:value="46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  <draw:fill-image xmlns:xlink="http://www.w3.org/1999/xlink" draw:name="a3" xlink:href="media/image1.png" xlink:show="embed" xlink:actuate="onLoad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79" chart:overlap="100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automatic" chart:vertical="tru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automatic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 chart:stacked="true" chart:auto-position="fals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svg:x="42.54740157480315pt" svg:y="43.86952755905511pt" svg:width="266.425905511811pt" svg:height="135.9322047244094pt" chart:style-name="Plt0" chart:data-source-has-labels="both">
          <chart:axis chart:dimension="x" chart:name="primary-x" chart:style-name="Axs0">
            <chart:categories table:cell-range-address="local-table.$A$2:.$A$7"/>
            <chart:grid chart:class="major" chart:style-name="GMa0"/>
          </chart:axis>
          <chart:axis chart:dimension="y" chart:name="primary-y" chart:style-name="Axs1"/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0 1</text:p>
            </table:table-cell>
            <table:table-cell office:value-type="float" office:value="3"/>
          </table:table-row>
          <table:table-row>
            <table:table-cell office:value-type="string">
              <text:p>0 2</text:p>
            </table:table-cell>
            <table:table-cell office:value-type="float" office:value="11"/>
          </table:table-row>
          <table:table-row>
            <table:table-cell office:value-type="string">
              <text:p>0 3</text:p>
            </table:table-cell>
            <table:table-cell office:value-type="float" office:value="84"/>
          </table:table-row>
          <table:table-row>
            <table:table-cell office:value-type="string">
              <text:p>1 1</text:p>
            </table:table-cell>
            <table:table-cell office:value-type="float" office:value="18"/>
          </table:table-row>
          <table:table-row>
            <table:table-cell office:value-type="string">
              <text:p>1 2</text:p>
            </table:table-cell>
            <table:table-cell office:value-type="float" office:value="31"/>
          </table:table-row>
          <table:table-row>
            <table:table-cell office:value-type="string">
              <text:p>1 3</text:p>
            </table:table-cell>
            <table:table-cell office:value-type="float" office:value="46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